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aac56"/>
    </style:style>
    <style:style style:name="P3" style:family="paragraph" style:parent-style-name="Standard">
      <style:text-properties officeooo:paragraph-rsid="000b229b"/>
    </style:style>
    <style:style style:name="T1" style:family="text">
      <style:text-properties officeooo:rsid="0009828e"/>
    </style:style>
    <style:style style:name="T2" style:family="text">
      <style:text-properties officeooo:rsid="000aac56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fo:color="#dcdcaa" style:font-name="Droid Sans Mono" fo:font-size="10.5pt" fo:font-weight="normal" officeooo:rsid="000aac56" fo:background-color="#1e1e1e" loext:char-shading-value="0"/>
    </style:style>
    <style:style style:name="T5" style:family="text">
      <style:text-properties fo:font-weight="bold" officeooo:rsid="000aac56" style:font-weight-asian="bold" style:font-weight-complex="bold"/>
    </style:style>
    <style:style style:name="T6" style:family="text">
      <style:text-properties officeooo:rsid="000b2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1">3</text:span></text:p>
      <text:p text:style-name="Standard"/>
      <text:p text:style-name="Standard"/>
      <text:p text:style-name="Standard">Observe o código apresentado.</text:p>
      <text:p text:style-name="Standard"/>
      <text:p text:style-name="Standard">Sua tarefa:</text:p>
      <text:p text:style-name="Standard">Ajustar o código exercicio<text:span text:style-name="T1">3</text:span>.php para:</text:p>
      <text:p text:style-name="Standard"/>
      <text:p text:style-name="Standard">1. <text:span text:style-name="T2">Alterar o método getNome() da classe Aluno, para que o resultado seja nome e sobrenome do aluno.</text:span></text:p>
      <text:p text:style-name="P2">2. <text:span text:style-name="T2">Editar o laço de iteração no arquivo </text:span><text:span text:style-name="T5">exercicios3.php</text:span><text:span text:style-name="T2"> ( linhas 18 a 21 ) para que o método getRA seja chamado.</text:span></text:p>
      <text:p text:style-name="P3">3. <text:span text:style-name="T6">Descomentar a linha 17 do arquivo </text:span><text:span text:style-name="T2"><text:s/></text:span><text:span text:style-name="T5">exercicios3.php</text:span><text:span text:style-name="T2"> </text:span><text:span text:style-name="T6">para que o nome do professor seja apresentado. Faça os ajustes necessári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10:34.333639015</meta:creation-date>
    <dc:date>2021-02-24T08:31:30.151159729</dc:date>
    <meta:editing-duration>PT20M58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7" meta:word-count="73" meta:character-count="429" meta:non-whitespace-character-count="362"/>
  </office:meta>
</office:document-meta>
</file>